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textarea-horizontal-align="justify" draw:textarea-vertical-align="middle" draw:auto-grow-height="false" fo:min-height="0.131cm" fo:min-width="0.564cm"/>
    </style:style>
    <style:style style:name="gr2" style:family="graphic" style:parent-style-name="Default_5f_1">
      <style:graphic-properties draw:textarea-horizontal-align="justify" draw:textarea-vertical-align="middle" draw:auto-grow-height="false" fo:min-height="0.133cm" fo:min-width="0.564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099cm" fo:min-width="0.664cm"/>
    </style:style>
    <style:style style:name="gr4" style:family="graphic" style:parent-style-name="Default_5f_1">
      <style:graphic-properties draw:textarea-vertical-align="middle"/>
    </style:style>
    <style:style style:name="gr5" style:family="graphic" style:parent-style-name="Default_5f_1">
      <style:graphic-properties draw:textarea-horizontal-align="justify" draw:textarea-vertical-align="middle" draw:auto-grow-height="false" fo:min-height="0.657cm" fo:min-width="0.3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54cm" fo:min-width="0.33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6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44cm" fo:min-width="0.186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Default_5f_1">
      <style:graphic-properties draw:textarea-horizontal-align="justify" draw:textarea-vertical-align="middle" draw:auto-grow-height="false" fo:min-height="0.644cm" fo:min-width="0.185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6cm" fo:min-width="2.345cm"/>
      <style:paragraph-properties style:writing-mode="lr-tb"/>
    </style:style>
    <style:style style:name="gr13" style:family="graphic" style:parent-style-name="Default_5f_1">
      <style:graphic-properties draw:textarea-horizontal-align="justify" draw:textarea-vertical-align="middle" draw:auto-grow-height="false" fo:min-height="0.132cm" fo:min-width="0.564cm"/>
    </style:style>
    <style:style style:name="gr14" style:family="graphic" style:parent-style-name="Default_5f_1">
      <style:graphic-properties draw:textarea-horizontal-align="justify" draw:textarea-vertical-align="middle" draw:auto-grow-height="false" fo:min-height="0.099cm" fo:min-width="0.662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4cm" fo:min-width="0.899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6cm" fo:min-width="0.698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5cm" fo:min-width="0.697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207cm" fo:min-width="0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7cm" fo:min-width="0.697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6cm" fo:min-width="0.696cm"/>
      <style:paragraph-properties style:writing-mode="lr-tb"/>
    </style:style>
    <style:style style:name="gr21" style:family="graphic" style:parent-style-name="Default_5f_1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cm" fo:min-width="0.673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Default_5f_1">
      <style:graphic-properties draw:stroke="none" draw:fill="none" fo:min-height="2.431cm"/>
      <style:paragraph-properties style:writing-mode="lr-tb"/>
    </style:style>
    <style:style style:name="gr2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4cm" fo:min-width="0.792cm"/>
      <style:paragraph-properties style:writing-mode="lr-tb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7cm" fo:min-width="2.812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8.5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5pt" fo:language="en" fo:country="GB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.5pt" fo:language="en" fo:country="GB"/>
    </style:style>
    <style:style style:name="P8" style:family="paragraph">
      <loext:graphic-properties draw:fill="none" draw:fill-color="#ffffff"/>
      <style:paragraph-properties style:writing-mode="lr-tb"/>
      <style:text-properties fo:font-size="8.5pt"/>
    </style:style>
    <style:style style:name="P9" style:family="paragraph">
      <loext:graphic-properties draw:fill="none" draw:fill-color="#ffffff"/>
      <style:paragraph-properties style:writing-mode="lr-tb"/>
      <style:text-properties fo:font-size="10.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8.5pt" fo:language="en" fo:country="GB"/>
    </style:style>
    <style:style style:name="T2" style:family="text">
      <style:text-properties fo:font-size="12pt" fo:language="en" fo:country="GB"/>
    </style:style>
    <style:style style:name="T3" style:family="text">
      <style:text-properties style:text-position="-33% 58%" fo:font-size="12pt" fo:language="en" fo:country="GB"/>
    </style:style>
    <style:style style:name="T4" style:family="text">
      <style:text-properties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fo:language="en" fo:country="GB" style:font-size-asian="15pt" style:font-size-complex="15pt"/>
    </style:style>
    <style:style style:name="T8" style:family="text">
      <style:text-properties style:text-position="-33% 58%" fo:font-size="18pt" fo:language="en" fo:country="GB"/>
    </style:style>
    <style:style style:name="T9" style:family="text">
      <style:text-properties fo:font-size="8.5pt"/>
    </style:style>
    <style:style style:name="T10" style:family="text">
      <style:text-properties style:text-position="-33% 58%" fo:font-size="8.5pt"/>
    </style:style>
    <style:style style:name="T11" style:family="text">
      <style:text-properties fo:font-size="10.5pt"/>
    </style:style>
    <style:style style:name="T12" style:family="text">
      <style:text-properties style:text-position="-33% 58%" fo:font-size="10.5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64cm" svg:height="0.381cm" svg:x="2.85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064cm" svg:height="0.381cm" svg:x="5.903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1.064cm" svg:height="0.383cm" svg:x="2.85cm" svg:y="3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064cm" svg:height="0.383cm" svg:x="5.966cm" svg:y="3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1.164cm" svg:height="0.349cm" draw:transform="rotate (1.5707963267949) translate (4.8cm 2.8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.85cm" svg:y1="0.943cm" svg:x2="1.796cm" svg:y2="1.683cm" draw:start-shape="id1" draw:start-glue-point="3" draw:end-shape="id2" draw:end-glue-point="4" svg:d="M2850 943h-1054v740" svg:viewBox="0 0 1055 741">
          <text:p/>
        </draw:connector>
        <draw:connector draw:style-name="gr4" draw:text-style-name="P1" draw:layer="layout" svg:x1="1.796cm" svg:y1="2.964cm" svg:x2="2.85cm" svg:y2="3.651cm" draw:start-shape="id2" draw:start-glue-point="8" draw:end-shape="id3" draw:end-glue-point="3" svg:d="M1796 2964v687h1054" svg:viewBox="0 0 1055 688">
          <text:p/>
        </draw:connector>
        <draw:connector draw:style-name="gr4" draw:text-style-name="P1" draw:layer="layout" svg:x1="7.868cm" svg:y1="5.692cm" svg:x2="4.971cm" svg:y2="5.988cm" draw:start-shape="id4" draw:start-glue-point="2" draw:end-shape="id5" draw:end-glue-point="6" svg:d="M7868 5692v797h-2897v-501" svg:viewBox="0 0 2898 798">
          <text:p/>
        </draw:connector>
        <draw:connector draw:style-name="gr4" draw:text-style-name="P1" draw:layer="layout" svg:x1="3.914cm" svg:y1="3.651cm" svg:x2="5.966cm" svg:y2="3.651cm" draw:start-shape="id3" draw:start-glue-point="1" draw:end-shape="id6" draw:end-glue-point="3" svg:d="M3914 3651h2052" svg:viewBox="0 0 2053 1">
          <text:p/>
        </draw:connector>
        <draw:connector draw:style-name="gr4" draw:text-style-name="P1" draw:layer="layout" svg:x1="4.974cm" svg:y1="2.847cm" svg:x2="5.966cm" svg:y2="3.651cm" draw:start-shape="id7" draw:start-glue-point="3" draw:end-shape="id6" draw:end-glue-point="3" svg:d="M4974 2847v804h992" svg:viewBox="0 0 993 805">
          <text:p/>
        </draw:connector>
        <draw:connector draw:style-name="gr4" draw:text-style-name="P1" draw:layer="layout" svg:x1="5.903cm" svg:y1="0.943cm" svg:x2="4.974cm" svg:y2="1.683cm" draw:start-shape="id8" draw:start-glue-point="3" draw:end-shape="id7" draw:end-glue-point="1" svg:d="M5903 943h-929v740" svg:viewBox="0 0 930 741">
          <text:p/>
        </draw:connector>
        <draw:custom-shape draw:style-name="gr5" draw:text-style-name="P2" xml:id="id2" draw:id="id2" draw:layer="layout" svg:width="1.172cm" svg:height="1.281cm" svg:x="1.21cm" svg:y="1.68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1" draw:layer="layout" svg:width="1.174cm" svg:height="1.278cm" svg:x="7.281cm" svg:y="4.41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7.868cm" svg:y1="5.476cm" svg:x2="7.868cm" svg:y2="4.599cm">
            <text:p/>
          </draw:line>
        </draw:g>
        <draw:frame draw:style-name="gr8" draw:text-style-name="P4" draw:layer="layout" svg:width="1.363cm" svg:height="1.125cm" svg:x="0.301cm" svg:y="1.909cm">
          <draw:text-box>
            <text:p><text:span text:style-name="T2">V</text:span><text:span text:style-name="T3">a</text:span></text:p>
          </draw:text-box>
        </draw:frame>
        <draw:g xml:id="id9" draw:id="id9">
          <draw:custom-shape draw:style-name="gr9" draw:text-style-name="P1" draw:layer="layout" svg:width="1.37cm" svg:height="1.786cm" svg:x="7.174cm" svg:y="1.39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7.858cm" svg:y1="1.917cm" svg:x2="7.858cm" svg:y2="2.794cm">
            <text:p/>
          </draw:line>
        </draw:g>
        <draw:custom-shape draw:style-name="gr11" draw:text-style-name="P2" xml:id="id5" draw:id="id5" draw:layer="layout" svg:width="1.369cm" svg:height="1.786cm" svg:x="4.286cm" svg:y="4.202cm">
          <text:p text:style-name="P2"><text:span text:style-name="T4">+</text:span></text:p>
          <text:p text:style-name="P2"><text:span text:style-name="T4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2.845cm" svg:height="1.046cm" svg:x="5.218cm" svg:y="5.598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7"> </text:span></text:p>
          </draw:text-box>
        </draw:frame>
        <draw:connector draw:style-name="gr4" draw:text-style-name="P6" draw:layer="layout" svg:x1="3.914cm" svg:y1="3.651cm" svg:x2="4.971cm" svg:y2="4.202cm" draw:start-shape="id3" draw:start-glue-point="1" draw:end-shape="id5" draw:end-glue-point="4" svg:d="M3914 3651h1057v551" svg:viewBox="0 0 1058 552">
          <text:p/>
        </draw:connector>
        <draw:connector draw:style-name="gr4" draw:text-style-name="P6" draw:layer="layout" svg:x1="3.914cm" svg:y1="0.943cm" svg:x2="4.974cm" svg:y2="1.683cm" draw:start-shape="id1" draw:start-glue-point="1" draw:end-shape="id7" draw:end-glue-point="1" svg:d="M3914 943h1060v740" svg:viewBox="0 0 1061 741">
          <text:p/>
        </draw:connector>
        <draw:connector draw:style-name="gr4" draw:text-style-name="P6" draw:layer="layout" svg:x1="7.03cm" svg:y1="3.651cm" svg:x2="7.868cm" svg:y2="4.414cm" draw:start-shape="id6" draw:start-glue-point="1" draw:end-shape="id4" draw:end-glue-point="0" svg:d="M7030 3651h838v763" svg:viewBox="0 0 839 764">
          <text:p/>
        </draw:connector>
        <draw:connector draw:style-name="gr4" draw:text-style-name="P6" draw:layer="layout" svg:x1="6.967cm" svg:y1="0.943cm" svg:x2="7.859cm" svg:y2="1.399cm" draw:start-shape="id8" draw:start-glue-point="1" draw:end-shape="id9" draw:end-glue-point="0" svg:d="M6967 943h892v456" svg:viewBox="0 0 893 457">
          <text:p/>
        </draw:connector>
        <draw:connector draw:style-name="gr4" draw:text-style-name="P6" draw:layer="layout" svg:x1="7.859cm" svg:y1="3.185cm" svg:x2="7.868cm" svg:y2="4.414cm" draw:start-shape="id9" draw:start-glue-point="2" draw:end-shape="id4" draw:end-glue-point="0" svg:d="M7859 3185v614h9v615" svg:viewBox="0 0 10 1230">
          <text:p/>
        </draw:connector>
        <draw:custom-shape draw:style-name="gr13" draw:text-style-name="P1" xml:id="id10" draw:id="id10" draw:layer="layout" svg:width="1.064cm" svg:height="0.382cm" svg:x="2.85cm" svg:y="6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1" draw:id="id11" draw:layer="layout" svg:width="1.162cm" svg:height="0.349cm" draw:transform="rotate (1.5707963267949) translate (1.62cm 5.6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.914cm" svg:y1="6.495cm" svg:x2="4.971cm" svg:y2="5.988cm" draw:start-shape="id10" draw:start-glue-point="1" draw:end-shape="id5" draw:end-glue-point="6" svg:d="M3914 6495h1057v-507" svg:viewBox="0 0 1058 508">
          <text:p/>
        </draw:connector>
        <draw:connector draw:style-name="gr4" draw:text-style-name="P6" draw:layer="layout" svg:x1="1.794cm" svg:y1="4.459cm" svg:x2="2.85cm" svg:y2="3.651cm" draw:start-shape="id11" draw:start-glue-point="1" draw:end-shape="id3" draw:end-glue-point="3" svg:d="M1794 4459v-808h1056" svg:viewBox="0 0 1057 809">
          <text:p/>
        </draw:connector>
        <draw:connector draw:style-name="gr4" draw:text-style-name="P6" draw:layer="layout" svg:x1="1.794cm" svg:y1="5.621cm" svg:x2="2.85cm" svg:y2="6.495cm" draw:start-shape="id11" draw:start-glue-point="3" draw:end-shape="id10" draw:end-glue-point="3" svg:d="M1794 5621v874h1056" svg:viewBox="0 0 1057 875">
          <text:p/>
        </draw:connector>
        <draw:frame draw:style-name="gr15" draw:text-style-name="P7" draw:layer="layout" svg:width="1.399cm" svg:height="1.614cm" svg:x="8.42cm" svg:y="4.624cm">
          <draw:text-box>
            <text:p><text:span text:style-name="T4">I</text:span><text:span text:style-name="T8">d</text:span></text:p>
          </draw:text-box>
        </draw:frame>
        <draw:frame draw:style-name="gr16" draw:text-style-name="P8" draw:layer="layout" svg:width="1.198cm" svg:height="0.966cm" svg:x="3.021cm" svg:y="1.128cm">
          <draw:text-box>
            <text:p><text:span text:style-name="T9">R</text:span><text:span text:style-name="T10">1</text:span></text:p>
          </draw:text-box>
        </draw:frame>
        <draw:frame draw:style-name="gr17" draw:text-style-name="P8" draw:layer="layout" svg:width="1.197cm" svg:height="0.965cm" svg:x="6.142cm" svg:y="3.843cm">
          <draw:text-box>
            <text:p><text:span text:style-name="T9">R</text:span><text:span text:style-name="T10">5</text:span></text:p>
          </draw:text-box>
        </draw:frame>
        <draw:frame draw:style-name="gr18" draw:text-style-name="P8" draw:layer="layout" svg:width="0.869cm" svg:height="1.457cm" svg:x="3.004cm" svg:y="3.843cm">
          <draw:text-box>
            <text:p><text:span text:style-name="T9">R</text:span><text:span text:style-name="T10">4</text:span></text:p>
          </draw:text-box>
        </draw:frame>
        <draw:frame draw:style-name="gr16" draw:text-style-name="P8" draw:layer="layout" svg:width="1.198cm" svg:height="0.966cm" svg:x="5.049cm" svg:y="1.981cm">
          <draw:text-box>
            <text:p><text:span text:style-name="T9">R</text:span><text:span text:style-name="T10">3</text:span></text:p>
          </draw:text-box>
        </draw:frame>
        <draw:frame draw:style-name="gr19" draw:text-style-name="P8" draw:layer="layout" svg:width="1.197cm" svg:height="0.967cm" svg:x="6.105cm" svg:y="1.136cm">
          <draw:text-box>
            <text:p><text:span text:style-name="T9">R</text:span><text:span text:style-name="T10">2</text:span></text:p>
          </draw:text-box>
        </draw:frame>
        <draw:frame draw:style-name="gr20" draw:text-style-name="P8" draw:layer="layout" svg:width="1.196cm" svg:height="0.966cm" svg:x="0.88cm" svg:y="4.629cm">
          <draw:text-box>
            <text:p><text:span text:style-name="T9">R</text:span><text:span text:style-name="T10">6</text:span></text:p>
          </draw:text-box>
        </draw:frame>
        <draw:custom-shape draw:style-name="gr21" draw:text-style-name="P6" draw:layer="layout" svg:width="0.15cm" svg:height="0.179cm" svg:x="4.889cm" svg:y="3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0.165cm" svg:height="0.206cm" svg:x="7.751cm" svg:y="3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0.15cm" svg:height="0.18cm" svg:x="4.889cm" svg:y="6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0.15cm" svg:height="0.18cm" svg:x="4.889cm" svg:y="0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0.149cm" svg:height="0.179cm" svg:x="1.71cm" svg:y="3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1.173cm" svg:height="1.95cm" svg:x="4.064cm" svg:y="1.522cm">
          <draw:text-box>
            <text:p><text:span text:style-name="T11">+</text:span></text:p>
            <text:p><text:span text:style-name="T11">V</text:span><text:span text:style-name="T12">b</text:span></text:p>
            <text:p><text:span text:style-name="T11">-</text:span></text:p>
          </draw:text-box>
        </draw:frame>
        <draw:line draw:style-name="gr23" draw:text-style-name="P10" draw:layer="layout" svg:x1="2.204cm" svg:y1="4.459cm" svg:x2="2.204cm" svg:y2="5.769cm">
          <text:p/>
        </draw:line>
        <draw:frame draw:style-name="gr24" draw:text-style-name="P11" draw:layer="layout" svg:width="0.94cm" svg:height="2.681cm" svg:x="2.107cm" svg:y="4.502cm">
          <draw:text-box>
            <text:p><text:span text:style-name="T13">I</text:span><text:span text:style-name="T14">c</text:span></text:p>
          </draw:text-box>
        </draw:frame>
        <draw:frame draw:style-name="gr25" draw:text-style-name="P8" draw:layer="layout" svg:width="1.292cm" svg:height="1.044cm" svg:x="3.02cm" svg:y="6.839cm">
          <draw:text-box>
            <text:p><text:span text:style-name="T9">R</text:span><text:span text:style-name="T10">7</text:span></text:p>
          </draw:text-box>
        </draw:frame>
        <draw:frame draw:style-name="gr26" draw:text-style-name="P5" draw:layer="layout" svg:width="3.312cm" svg:height="1.217cm" svg:x="8.173cm" svg:y="2.775cm">
          <draw:text-box>
            <text:p><text:span text:style-name="T15">I</text:span><text:span text:style-name="T6">b</text:span><text:span text:style-name="T5"> = K</text:span><text:span text:style-name="T6">b</text:span><text:span text:style-name="T5"> V</text:span><text:span text:style-name="T6">b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1.5cm" fo:page-height="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0__2b__20_Content" style:display-name="Title + Content" style:page-layout-name="PM0" draw:style-name="Mdp2">
      <draw:frame draw:name="Title 1" draw:style-name="Mgr1" draw:text-style-name="MP2" draw:layer="backgroundobjects" svg:width="9.209cm" svg:height="1.139cm" svg:x="0.894cm" svg:y="1.902cm">
        <draw:text-box>
          <text:p text:style-name="MP1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Content Placeholder 2" draw:style-name="Mgr2" draw:text-style-name="MP7" draw:layer="backgroundobjects" svg:width="9.209cm" svg:height="4.836cm" svg:x="0.894cm" svg:y="3.202cm">
        <draw:text-box>
          <text:list text:style-name="ML2">
            <text:list-item>
              <text:p text:style-name="MP3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/text:p>
              <text:list>
                <text:list-item>
                  <text:p text:style-name="MP4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5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6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6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draw:style-name="Mgr3" draw:text-style-name="MP9" draw:layer="backgroundobjects" svg:width="2.222cm" svg:height="0.402cm" svg:x="0.894cm" svg:y="8.417cm">
        <draw:text-box>
          <text:p text:style-name="MP8"><text:span text:style-name="MT6"><text:date style:data-style-name="D4" text:date-value="2021-03-17">17/03/2021</text:date></text:span></text:p>
        </draw:text-box>
      </draw:frame>
      <draw:frame draw:name="Footer Placeholder 4" draw:style-name="Mgr3" draw:text-style-name="MP9" draw:layer="backgroundobjects" svg:width="3.727cm" svg:height="0.402cm" svg:x="3.758cm" svg:y="8.417cm">
        <draw:text-box>
          <text:p text:style-name="MP10"><text:span text:style-name="MT7">T</text:span><text:span text:style-name="MT7">C</text:span><text:span text:style-name="MT7">F</text:span><text:span text:style-name="MT7">E</text:span><text:span text:style-name="MT7">: </text:span><text:span text:style-name="MT7">D</text:span><text:span text:style-name="MT7">E</text:span><text:span text:style-name="MT7">E</text:span><text:span text:style-name="MT7">C</text:span><text:span text:style-name="MT7">/</text:span><text:span text:style-name="MT7">I</text:span><text:span text:style-name="MT7">n</text:span><text:span text:style-name="MT7">s</text:span><text:span text:style-name="MT7">t</text:span><text:span text:style-name="MT7">i</text:span><text:span text:style-name="MT7">t</text:span><text:span text:style-name="MT7">u</text:span><text:span text:style-name="MT7">t</text:span><text:span text:style-name="MT7">o</text:span><text:span text:style-name="MT7"> </text:span><text:span text:style-name="MT7">S</text:span><text:span text:style-name="MT7">u</text:span><text:span text:style-name="MT7">p</text:span><text:span text:style-name="MT7">e</text:span><text:span text:style-name="MT7">r</text:span><text:span text:style-name="MT7">i</text:span><text:span text:style-name="MT7">o</text:span><text:span text:style-name="MT7">r </text:span><text:span text:style-name="MT7">T</text:span><text:span text:style-name="MT7">é</text:span><text:span text:style-name="MT7">c</text:span><text:span text:style-name="MT7">n</text:span><text:span text:style-name="MT7">i</text:span><text:span text:style-name="MT7">c</text:span><text:span text:style-name="MT7">o</text:span><text:span text:style-name="MT7"> </text:span></text:p>
        </draw:text-box>
      </draw:frame>
      <draw:frame draw:name="Slide Number Placeholder 5" draw:style-name="Mgr3" draw:text-style-name="MP9" draw:layer="backgroundobjects" svg:width="2.203cm" svg:height="0.402cm" svg:x="7.899cm" svg:y="8.417cm">
        <draw:text-box>
          <text:p text:style-name="MP11"><text:span text:style-name="MT7"><text:page-number>&lt;número&gt;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17T18:44:44.557820854</dc:date>
    <meta:editing-duration>PT31M12S</meta:editing-duration>
    <meta:editing-cycles>6</meta:editing-cycles>
    <meta:generator>LibreOffice/6.4.6.2$Linux_X86_64 LibreOffice_project/40$Build-2</meta:generator>
    <meta:document-statistic meta:object-count="53"/>
  </office:meta>
</office:document-meta>
</file>